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6.649cm" fo:margin-left="-0.199cm" table:align="left" style:writing-mode="lr-tb"/>
    </style:style>
    <style:style style:name="Таблица1.A" style:family="table-column">
      <style:table-column-properties style:column-width="16.649cm"/>
    </style:style>
    <style:style style:name="Таблица1.1" style:family="table-row">
      <style:table-row-properties style:min-row-height="0.577cm" fo:keep-together="auto"/>
    </style:style>
    <style:style style:name="Таблица1.A1" style:family="table-cell">
      <style:table-cell-properties style:vertical-align="top" fo:background-color="#ffffff" fo:padding-left="0.191cm" fo:padding-right="0.191cm" fo:padding-top="0cm" fo:padding-bottom="0cm" fo:border="0.35pt solid #000000" style:writing-mode="lr-tb">
        <style:background-image/>
      </style:table-cell-properties>
    </style:style>
    <style:style style:name="Таблица1.3" style:family="table-row">
      <style:table-row-properties style:min-row-height="1.184cm" fo:keep-together="auto"/>
    </style:style>
    <style:style style:name="Таблица1.4" style:family="table-row">
      <style:table-row-properties style:min-row-height="1.155cm" fo:keep-together="auto"/>
    </style:style>
    <style:style style:name="Таблица1.7" style:family="table-row">
      <style:table-row-properties style:min-row-height="2.339cm" fo:keep-together="auto"/>
    </style:style>
    <style:style style:name="Таблица1.8" style:family="table-row">
      <style:table-row-properties style:min-row-height="0.977cm" fo:keep-together="auto"/>
    </style:style>
    <style:style style:name="Таблица1.9" style:family="table-row">
      <style:table-row-properties style:min-row-height="0.788cm" fo:keep-together="auto"/>
    </style:style>
    <style:style style:name="P1" style:family="paragraph" style:parent-style-name="Standard">
      <style:paragraph-properties fo:margin-right="0cm" fo:margin-top="0cm" fo:margin-bottom="0cm" style:contextual-spacing="false" fo:line-height="100%" fo:text-align="center" style:justify-single-word="false"/>
      <style:text-properties fo:color="#000000" loext:opacity="100%" style:font-name="Times New Roman CYR" fo:font-size="16pt" fo:language="en" fo:country="US" fo:font-weight="bold" style:font-name-asian="Times New Roman" style:font-size-asian="16pt" style:font-weight-asian="bold" style:font-name-complex="Times New Roman CYR" style:font-size-complex="16pt" style:language-complex="ar" style:country-complex="SA"/>
    </style:style>
    <style:style style:name="P2" style:family="paragraph" style:parent-style-name="Standard">
      <style:paragraph-properties fo:margin-right="0cm" fo:margin-top="0cm" fo:margin-bottom="0cm" style:contextual-spacing="false" fo:line-height="100%" fo:text-align="center" style:justify-single-word="false" fo:text-indent="1.591cm" style:auto-text-indent="false"/>
      <style:text-properties fo:color="#000000" loext:opacity="100%" fo:font-size="16pt" fo:language="ru" fo:country="RU" style:font-name-asian="Times New Roman" style:font-size-asian="16pt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right="0cm" fo:margin-top="0cm" fo:margin-bottom="0cm" style:contextual-spacing="false" fo:line-height="100%" fo:text-align="justify" style:justify-single-word="false" fo:text-indent="1.591cm" style:auto-text-indent="false"/>
    </style:style>
    <style:style style:name="P4" style:family="paragraph" style:parent-style-name="Standard">
      <style:paragraph-properties fo:margin-right="0cm" fo:margin-top="0cm" fo:margin-bottom="0cm" style:contextual-spacing="false" fo:text-align="justify" style:justify-single-word="false" fo:text-indent="1.591cm" style:auto-text-indent="false"/>
      <style:text-properties fo:color="#000000" loext:opacity="100%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5" style:family="paragraph" style:parent-style-name="Standard">
      <style:text-properties fo:color="#000000" loext:opacity="100%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6" style:family="paragraph" style:parent-style-name="Standard">
      <style:paragraph-properties fo:line-height="150%"/>
      <style:text-properties officeooo:rsid="0006e9ca" officeooo:paragraph-rsid="0006e9ca"/>
    </style:style>
    <style:style style:name="P7" style:family="paragraph" style:parent-style-name="Standard">
      <style:paragraph-properties fo:line-height="150%"/>
      <style:text-properties fo:color="#000000" loext:opacity="100%" fo:font-size="12pt" fo:language="en" fo:country="US" style:font-size-asian="12pt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/>
      <style:text-properties fo:color="#000000" loext:opacity="100%" style:font-name="Times New Roman CYR" fo:font-size="12pt" fo:language="ru" fo:country="RU" style:font-size-asian="12pt" style:font-name-complex="Times New Roman CYR"/>
    </style:style>
    <style:style style:name="P10" style:family="paragraph" style:parent-style-name="Standard" style:list-style-name="">
      <style:paragraph-properties fo:margin-left="0.635cm" fo:margin-right="0cm" fo:line-height="150%" fo:text-indent="0cm" style:auto-text-indent="false"/>
      <style:text-properties officeooo:rsid="0006e9ca" officeooo:paragraph-rsid="0006e9ca"/>
    </style:style>
    <style:style style:name="P11" style:family="paragraph" style:parent-style-name="Standard" style:list-style-name="L1">
      <style:paragraph-properties fo:line-height="150%"/>
      <style:text-properties fo:color="#000000" loext:opacity="100%" style:font-name="Times New Roman CYR" fo:font-size="12pt" fo:language="ru" fo:country="RU" officeooo:rsid="000716d1" officeooo:paragraph-rsid="000716d1" style:font-size-asian="12pt" style:font-name-complex="Times New Roman CYR"/>
    </style:style>
    <style:style style:name="P12" style:family="paragraph" style:parent-style-name="Standard" style:list-style-name="L1">
      <style:paragraph-properties fo:line-height="150%"/>
      <style:text-properties fo:color="#000000" loext:opacity="100%" style:font-name="Times New Roman CYR" fo:font-size="12pt" fo:language="ru" fo:country="RU" officeooo:rsid="00083854" officeooo:paragraph-rsid="00083854" style:font-size-asian="12pt" style:font-name-complex="Times New Roman CYR"/>
    </style:style>
    <style:style style:name="P13" style:family="paragraph" style:parent-style-name="Standard" style:list-style-name="L1">
      <style:paragraph-properties fo:line-height="150%"/>
      <style:text-properties fo:color="#000000" loext:opacity="100%" style:font-name="Times New Roman CYR" fo:font-size="12pt" fo:language="ru" fo:country="RU" officeooo:rsid="00083854" officeooo:paragraph-rsid="000b7d8e" style:font-size-asian="12pt" style:font-name-complex="Times New Roman CYR"/>
    </style:style>
    <style:style style:name="P14" style:family="paragraph" style:parent-style-name="Standard" style:list-style-name="L1">
      <style:paragraph-properties fo:line-height="150%"/>
      <style:text-properties fo:color="#000000" loext:opacity="100%" style:font-name="Times New Roman CYR" fo:font-size="12pt" fo:language="ru" fo:country="RU" officeooo:paragraph-rsid="00083854" style:font-size-asian="12pt" style:font-name-complex="Times New Roman CYR"/>
    </style:style>
    <style:style style:name="P15" style:family="paragraph" style:parent-style-name="Standard" style:list-style-name="L1">
      <style:paragraph-properties fo:line-height="150%"/>
      <style:text-properties fo:color="#000000" loext:opacity="100%" style:font-name="Times New Roman CYR" fo:font-size="12pt" fo:language="ru" fo:country="RU" officeooo:rsid="000b7d8e" officeooo:paragraph-rsid="000b7d8e" style:font-size-asian="12pt" style:font-name-complex="Times New Roman CYR"/>
    </style:style>
    <style:style style:name="P16" style:family="paragraph" style:parent-style-name="Standard" style:list-style-name="">
      <style:paragraph-properties fo:margin-left="0.635cm" fo:margin-right="0cm" fo:line-height="150%" fo:text-indent="0cm" style:auto-text-indent="false"/>
      <style:text-properties fo:color="#000000" loext:opacity="100%" style:font-name="Times New Roman CYR" fo:font-size="12pt" fo:language="ru" fo:country="RU" style:font-size-asian="12pt" style:font-name-complex="Times New Roman CYR"/>
    </style:style>
    <style:style style:name="P17" style:family="paragraph" style:parent-style-name="Standard" style:list-style-name="WW8Num2">
      <style:paragraph-properties fo:margin-left="1.27cm" fo:margin-right="0cm" fo:line-height="150%" fo:text-indent="-0.635cm" style:auto-text-indent="false"/>
      <style:text-properties officeooo:rsid="0006e9ca" officeooo:paragraph-rsid="0006e9ca"/>
    </style:style>
    <style:style style:name="P18" style:family="paragraph" style:parent-style-name="Standard">
      <style:paragraph-properties fo:line-height="150%"/>
      <style:text-properties fo:color="#000000" loext:opacity="100%" style:font-name="Times New Roman CYR" fo:font-size="12pt" fo:language="ru" fo:country="RU" officeooo:paragraph-rsid="00083854" style:font-size-asian="12pt" style:font-name-complex="Times New Roman CYR"/>
    </style:style>
    <style:style style:name="P19" style:family="paragraph" style:parent-style-name="Standard" style:list-style-name="L2">
      <style:paragraph-properties fo:line-height="150%"/>
      <style:text-properties officeooo:rsid="00083854" officeooo:paragraph-rsid="00083854"/>
    </style:style>
    <style:style style:name="P20" style:family="paragraph" style:parent-style-name="Standard" style:list-style-name="L2">
      <style:paragraph-properties fo:line-height="150%"/>
      <style:text-properties officeooo:paragraph-rsid="000a18a6"/>
    </style:style>
    <style:style style:name="P21" style:family="paragraph" style:parent-style-name="Standard">
      <style:paragraph-properties fo:line-height="150%"/>
      <style:text-properties style:use-window-font-color="true" loext:opacity="0%" fo:font-size="12pt" fo:language="en" fo:country="US" style:font-size-asian="12pt"/>
    </style:style>
    <style:style style:name="P22" style:family="paragraph" style:parent-style-name="Standard">
      <style:text-properties fo:color="#000000" loext:opacity="100%" fo:font-size="10pt" fo:language="en" fo:country="US" style:font-size-asian="10pt" style:font-size-complex="10pt"/>
    </style:style>
    <style:style style:name="T1" style:family="text">
      <style:text-properties fo:color="#000000" loext:opacity="100%" fo:font-size="16pt" fo:language="ru" fo:country="RU" style:font-name-asian="Times New Roman" style:font-size-asian="16pt" style:font-name-complex="Times New Roman" style:font-size-complex="16pt" style:language-complex="ar" style:country-complex="SA"/>
    </style:style>
    <style:style style:name="T2" style:family="text">
      <style:text-properties fo:color="#000000" loext:opacity="100%" fo:font-size="10pt" fo:language="ru" fo:country="RU" fo:font-weight="normal" officeooo:rsid="000bcbf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3" style:family="text">
      <style:text-properties fo:color="#000000" loext:opacity="100%" fo:font-size="10pt" fo:language="ru" fo:country="RU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4" style:family="text">
      <style:text-properties fo:color="#000000" loext:opacity="100%" fo:font-size="10pt" fo:language="ru" fo:country="RU" fo:font-weight="normal" officeooo:rsid="0006e9c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5" style:family="text">
      <style:text-properties fo:color="#000000" loext:opacity="100%" style:font-name="Times New Roman CYR" fo:font-size="12pt" style:font-size-asian="12pt" style:font-name-complex="Times New Roman CYR"/>
    </style:style>
    <style:style style:name="T6" style:family="text">
      <style:text-properties fo:color="#000000" loext:opacity="100%" style:font-name="Times New Roman CYR" fo:font-size="12pt" fo:language="ru" fo:country="RU" style:font-size-asian="12pt" style:font-name-complex="Times New Roman CYR"/>
    </style:style>
    <style:style style:name="T7" style:family="text">
      <style:text-properties fo:color="#000000" loext:opacity="100%" style:font-name="Times New Roman CYR" fo:font-size="12pt" fo:language="ru" fo:country="RU" officeooo:rsid="0006e9ca" style:font-size-asian="12pt" style:font-name-complex="Times New Roman CYR"/>
    </style:style>
    <style:style style:name="T8" style:family="text">
      <style:text-properties officeooo:rsid="00083854"/>
    </style:style>
    <style:style style:name="T9" style:family="text">
      <style:text-properties fo:color="#000000" loext:opacity="100%" style:font-name="Times New Roman CYR" fo:font-size="12pt" fo:language="ru" fo:country="RU" style:font-name-asian="Times New Roman CYR" style:font-size-asian="12pt" style:font-name-complex="Times New Roman CYR"/>
    </style:style>
    <style:style style:name="T10" style:family="text">
      <style:text-properties fo:color="#000000" loext:opacity="100%" style:font-name="Times New Roman CYR" fo:font-size="12pt" fo:language="ru" fo:country="RU" officeooo:rsid="0006e9ca" style:font-name-asian="Times New Roman CYR" style:font-size-asian="12pt" style:font-name-complex="Times New Roman CYR"/>
    </style:style>
    <style:style style:name="T11" style:family="text">
      <style:text-properties fo:color="#000000" loext:opacity="100%" style:font-name="Times New Roman CYR" fo:font-size="12pt" fo:language="en" fo:country="US" officeooo:rsid="0006e9ca" style:font-name-asian="Times New Roman CYR" style:font-size-asian="12pt" style:font-name-complex="Times New Roman CYR"/>
    </style:style>
    <style:style style:name="T12" style:family="text">
      <style:text-properties officeooo:rsid="000b7d8e"/>
    </style:style>
    <style:style style:name="T13" style:family="text">
      <style:text-properties officeooo:rsid="000716d1"/>
    </style:style>
    <style:style style:name="T14" style:family="text">
      <style:text-properties fo:color="#000000" loext:opacity="100%" style:font-name="Times New Roman CYR" fo:font-size="12pt" fo:language="ru" fo:country="RU" officeooo:rsid="00083854" style:font-name-asian="Times New Roman CYR" style:font-size-asian="12pt" style:font-name-complex="Times New Roman CYR"/>
    </style:style>
    <style:style style:name="T15" style:family="text">
      <style:text-properties fo:color="#000000" loext:opacity="100%" style:font-name="Times New Roman CYR" fo:font-size="12pt" fo:language="ru" fo:country="RU" officeooo:rsid="000a344a" style:font-name-asian="Times New Roman CYR" style:font-size-asian="12pt" style:font-name-complex="Times New Roman CYR"/>
    </style:style>
    <style:style style:name="T16" style:family="text">
      <style:text-properties fo:color="#000000" loext:opacity="100%" style:font-name="Times New Roman CYR" fo:font-size="12pt" fo:language="ru" fo:country="RU" officeooo:rsid="000a18a6" style:font-name-asian="Times New Roman CYR" style:font-size-asian="12pt" style:font-name-complex="Times New Roman CY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3<text:span text:style-name="T1"/></text:p>
      <text:p text:style-name="P2"/>
      <text:p text:style-name="P3"><text:span text:style-name="T2">Описание диаграммы</text:span><text:span text:style-name="T3"> использования для системы </text:span><text:span text:style-name="T4">поддержки цифровой кафедры</text:span></text:p>
      <text:p text:style-name="P4"/>
      <text:p text:style-name="P5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6"><text:span text:style-name="T5">Получение доступа к ассесменту Цифровой на платформе Иннополиса</text:span></text:p>
          </table:table-cell>
        </table:table-row>
        <table:table-row table:style-name="Таблица1.1">
          <table:table-cell table:style-name="Таблица1.A1" office:value-type="string">
            <text:p text:style-name="P7">ID:1</text:p>
          </table:table-cell>
        </table:table-row>
        <table:table-row table:style-name="Таблица1.3">
          <table:table-cell table:style-name="Таблица1.A1" office:value-type="string">
            <text:p text:style-name="P8"><text:span text:style-name="T6">Краткое описание: </text:span><text:span text:style-name="T7">Данные вариант использования вариант использования системы техподдержки Цифровой кафедры в случае, если по какой-то причине студент не получил доступ к ассесменту </text:span></text:p>
            <text:p text:style-name="P8"/>
          </table:table-cell>
        </table:table-row>
        <table:table-row table:style-name="Таблица1.4">
          <table:table-cell table:style-name="Таблица1.A1" office:value-type="string">
            <text:p text:style-name="P8"><text:span text:style-name="T6">Главные актеры: </text:span><text:span text:style-name="T7">Студент, техподдержка Цифровой кафедры, техподдержка Иннополиса</text:span></text:p>
            <text:p text:style-name="P8"/>
          </table:table-cell>
        </table:table-row>
        <table:table-row table:style-name="Таблица1.3">
          <table:table-cell table:style-name="Таблица1.A1" office:value-type="string">
            <text:p text:style-name="P8"><text:span text:style-name="T6">Второстепенные актеры: </text:span><text:span text:style-name="T7">и</text:span><text:span text:style-name="T6">нформационная система </text:span><text:span text:style-name="T7">Иннополиса, информационная система цифровой кафедры</text:span></text:p>
            <text:p text:style-name="P8"/>
          </table:table-cell>
        </table:table-row>
        <table:table-row table:style-name="Таблица1.3">
          <table:table-cell table:style-name="Таблица1.A1" office:value-type="string">
            <text:p text:style-name="P9">Предусловия:</text:p>
            <text:p text:style-name="P10">Студенту нужно пройти входной ассесмент <text:span text:style-name="T8">по программе Цифровой кафедры</text:span>, но по какой-то причине у него отсутствует допуск к нему. <text:span text:style-name="T8">При этом подразумевается, что студент записан на программе кафедры.</text:span></text:p>
          </table:table-cell>
        </table:table-row>
        <table:table-row table:style-name="Таблица1.7">
          <table:table-cell table:style-name="Таблица1.A1" office:value-type="string">
            <text:p text:style-name="P9">Основной поток:<text:span text:style-name="T6"/></text:p>
            <text:p text:style-name="P9">Прецедент начинается с:<text:span text:style-name="T6"/></text:p>
            <text:p text:style-name="P8"><text:span text:style-name="T9"><text:s text:c="12"/></text:span><text:span text:style-name="T10">Студент описывает проблему в </text:span><text:span text:style-name="T11">telegram </text:span><text:span text:style-name="T10">канале технической поддержки Цифровой кафедры РХТУ.</text:span></text:p>
            <text:list text:style-name="L1">
              <text:list-item>
                <text:p text:style-name="P11">Тех. Поддержка перенаправляет студента в тех. поддержку Иннополиса, для исключения проблем с платформой.</text:p>
              </text:list-item>
              <text:list-item>
                <text:p text:style-name="P11">Студент обращается в тех поддержку Иннополиса.</text:p>
              </text:list-item>
              <text:list-item>
                <text:p text:style-name="P11">Тех. поддержка Иннополиса проверяет наличие регистрации студента на ассесменте. Если студент зарегистрирован, начинается альтернативный пото<text:span text:style-name="T8">к</text:span> «Проблемы с платформой Иннополиса» </text:p>
              </text:list-item>
              <text:list-item>
                <text:p text:style-name="P12">Студент сообщает поддержке Цифровой кафедры, что проблема не в платформе Иннополса.</text:p>
              </text:list-item>
              <text:list-item>
                <text:p text:style-name="P12">Поддержка Цифровой кафедры проверяет отсутствующие документы студента. </text:p>
              </text:list-item>
              <text:list-item>
                <text:p text:style-name="P12">Поддержка Цифровой кафедры запрашивает отсутствующие документы.</text:p>
              </text:list-item>
              <text:list-item>
                <text:p text:style-name="P12">Студент передаёт <text:s/>отсутствующие документы.</text:p>
              </text:list-item>
              <text:list-item>
                <text:p text:style-name="P13">Поддержка Цифровой кафедры <text:span text:style-name="T12">сохраняет недостающие документы.</text:span></text:p>
              </text:list-item>
              <text:list-item>
                <text:p text:style-name="P14"><text:soft-page-break/><text:span text:style-name="T8">Поддержка открывает студенту доступ к ассесменту на платформе Иннополиса</text:span></text:p>
              </text:list-item>
              <text:list-item>
                <text:p text:style-name="P15">Поддержка сообщает студенты об открытии доступа к ассесменту.</text:p>
              </text:list-item>
            </text:list>
            <text:p text:style-name="P16"/>
          </table:table-cell>
        </table:table-row>
        <table:table-row table:style-name="Таблица1.8">
          <table:table-cell table:style-name="Таблица1.A1" office:value-type="string">
            <text:p text:style-name="P9">Постусловия:</text:p>
            <text:list text:style-name="WW8Num2">
              <text:list-item>
                <text:p text:style-name="P17">В случае успеха студент получает доступ к ассесменту</text:p>
              </text:list-item>
            </text:list>
          </table:table-cell>
        </table:table-row>
        <table:table-row table:style-name="Таблица1.9">
          <table:table-cell table:style-name="Таблица1.A1" office:value-type="string">
            <text:p text:style-name="P18">А2. <text:s/><text:span text:style-name="T13">Проблемы с платформой Иннополиса</text:span></text:p>
            <text:p text:style-name="P9">Прецедент начинается с:<text:span text:style-name="T6"/></text:p>
            <text:p text:style-name="P8"><text:span text:style-name="T9"><text:s text:c="12"/></text:span><text:span text:style-name="T14">Доступа к ассесменту у студента нет из-за ошибок в работе платформы Иннополиса. </text:span></text:p>
            <text:list text:style-name="L2">
              <text:list-item>
                <text:p text:style-name="P19"><text:span text:style-name="T9">Поддержка Иннополиса </text:span><text:span text:style-name="T15">проверяет </text:span><text:span text:style-name="T9">проблемы с </text:span><text:span text:style-name="T16">доступом на их платформе и сообщает о результат</text:span><text:span text:style-name="T15">ы </text:span><text:span text:style-name="T16">студенту.</text:span></text:p>
              </text:list-item>
              <text:list-item>
                <text:p text:style-name="P20"><text:span text:style-name="T16">Студент сообщает поддержке Цифровой кафедры, что проблема в платформе Иннополиса.</text:span></text:p>
              </text:list-item>
            </text:list>
          </table:table-cell>
        </table:table-row>
      </table:table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loext:graphic-properties draw:fill="solid" draw:fill-color="#ffffff"/>
      <style:paragraph-properties fo:margin-left="0cm" fo:margin-right="0cm" fo:margin-top="0.212cm" fo:margin-bottom="0cm" style:contextual-spacing="false" fo:text-align="center" style:justify-single-word="false" fo:text-indent="1.199cm" style:auto-text-indent="false" fo:background-color="#ffffff"/>
      <style:text-properties style:font-name="Arial1" fo:font-family="Arial" style:font-family-generic="swiss" style:font-pitch="variable" fo:font-size="14pt" style:font-size-asian="14pt" style:font-name-complex="Arial1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ffffff"/>
      <style:paragraph-properties fo:margin-left="0cm" fo:margin-right="0cm" fo:text-indent="1.199cm" style:auto-text-indent="false" fo:background-color="#ffffff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Text_20_body_20_indent" style:display-name="Text body indent" style:family="paragraph" style:parent-style-name="Standard" style:class="text">
      <loext:graphic-properties draw:fill="solid" draw:fill-color="#ffffff"/>
      <style:paragraph-properties fo:margin-left="0cm" fo:margin-right="0cm" fo:margin-top="0.212cm" fo:margin-bottom="0cm" style:contextual-spacing="false" fo:text-indent="1.199cm" style:auto-text-indent="false" fo:background-color="#ffffff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Нормальный" style:family="paragraph" style:parent-style-name="Standard">
      <style:paragraph-properties fo:margin-left="0cm" fo:margin-right="0cm" fo:text-align="justify" style:justify-single-word="false" fo:text-indent="0.7cm" style:auto-text-indent="false"/>
      <style:text-properties fo:font-size="10pt" style:font-size-asian="10pt" style:font-size-complex="10pt"/>
    </style:style>
    <style:style style:name="Основной_20_текст_20_с_20_отступом_20_3" style:display-name="Основной текст с отступом 3" style:family="paragraph" style:parent-style-name="Standard">
      <loext:graphic-properties draw:fill="solid" draw:fill-color="#ffffff"/>
      <style:paragraph-properties fo:margin-left="0cm" fo:margin-right="0cm" fo:text-indent="1.199cm" style:auto-text-indent="false" fo:background-color="#ffffff"/>
    </style:style>
    <style:style style:name="p_5f_after_5f_li" style:display-name="p_after_li" style:family="paragraph" style:parent-style-name="Standard">
      <style:paragraph-properties fo:margin-top="0.132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1z0" style:family="text">
      <style:text-properties fo:color="#000000" loext:opacity="100%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1z1" style:family="text"/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loext:opacity="100%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1" style:family="text"/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color="#000000" loext:opacity="100%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fo:color="#000000" loext:opacity="100%"/>
    </style:style>
    <style:style style:name="WW8Num10z1" style:family="text">
      <style:text-properties fo:color="#000000" loext:opacity="100%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language="en" fo:country="US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loext:opacity="100%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color="#000000" loext:opacity="100%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color="#000000" loext:opacity="100%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language="en" fo:country="US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color="#000000" loext:opacity="100%"/>
    </style:style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fo:color="#000000" loext:opacity="100%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Основной_20_шрифт_20_абзаца" style:display-name="Основной шрифт абзаца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 CYR" fo:font-family="'Times New Roman CYR'" style:font-family-generic="roman" style:font-pitch="variable" fo:font-size="12pt" style:font-size-asian="12pt" style:font-name-complex="Times New Roman CYR" style:font-family-complex="'Times New Roman CYR'" style:font-family-generic-complex="roman" style:font-pitch-complex="variable"/>
    </style:style>
    <style:style style:name="ListLabel_20_2" style:display-name="ListLabel 2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ListLabel_20_3" style:display-name="ListLabel 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ListLabel_20_4" style:display-name="ListLabel 4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ListLabel_20_5" style:display-name="ListLabel 5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ЛАБОРАТОРНАЯ РАБОТА № 5</dc:title>
    <meta:initial-creator>Admin</meta:initial-creator>
    <meta:creation-date>2022-09-08T05:30:00</meta:creation-date>
    <dc:date>2024-12-12T12:44:17.909000000</dc:date>
    <meta:editing-cycles>7</meta:editing-cycles>
    <meta:editing-duration>PT9H55M47S</meta:editing-duration>
    <meta:generator>LibreOffice/24.8.3.2$Windows_X86_64 LibreOffice_project/48a6bac9e7e268aeb4c3483fcf825c94556d9f92</meta:generator>
    <meta:document-statistic meta:table-count="1" meta:image-count="0" meta:object-count="0" meta:page-count="2" meta:paragraph-count="29" meta:word-count="259" meta:character-count="2038" meta:non-whitespace-character-count="1791"/>
  </office:meta>
</office:document-meta>
</file>